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3.084cm" svg:y="8.9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2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2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2" draw:text-style-name="P1" draw:layer="layout" draw:type="curve" svg:x1="10.273cm" svg:y1="12.434cm" svg:x2="14.357cm" svg:y2="10.872cm" draw:start-shape="id5" draw:start-glue-point="10" draw:end-shape="id2" draw:end-glue-point="8" svg:d="M10273 12434c2723 0 4084-520 4084-1562" svg:viewBox="0 0 4085 1563">
          <text:p/>
        </draw:connector>
        <draw:connector draw:style-name="gr2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3" draw:text-style-name="P3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3" draw:text-style-name="P3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5" draw:text-style-name="P1" draw:layer="layout" svg:width="3.577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62cm" svg:x="8.946cm" svg:y="0.965cm">
          <draw:text-box>
            <text:p>a</text:p>
          </draw:text-box>
        </draw:frame>
        <draw:frame draw:style-name="gr3" draw:layer="layout" svg:width="0.82cm" svg:height="0.962cm" svg:x="15.288cm" svg:y="9.436cm">
          <draw:text-box>
            <text:p>c</text:p>
          </draw:text-box>
        </draw:frame>
        <draw:frame draw:style-name="gr3" draw:layer="layout" svg:width="0.853cm" svg:height="0.962cm" svg:x="8.788cm" svg:y="13.336cm">
          <draw:text-box>
            <text:p>d</text:p>
          </draw:text-box>
        </draw:frame>
        <draw:frame draw:style-name="gr3" draw:layer="layout" svg:width="0.853cm" svg:height="0.962cm" svg:x="2.274cm" svg:y="9.279cm">
          <draw:text-box>
            <text:p>e</text:p>
          </draw:text-box>
        </draw:frame>
        <draw:frame draw:style-name="gr3" draw:layer="layout" svg:width="0.68cm" svg:height="0.962cm" svg:x="2.23cm" svg:y="4.853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31:29.374626270</dc:date>
    <dc:creator>elucterio </dc:creator>
    <meta:editing-duration>PT5M42S</meta:editing-duration>
    <meta:editing-cycles>11</meta:editing-cycles>
    <meta:generator>LibreOffice/4.2.8.2$Linux_X86_64 LibreOffice_project/420m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9</mn>
    </mrow>
    <annotation encoding="StarMath 5.0">sum p_i = 29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7</mn>
    </mrow>
    <annotation encoding="StarMath 5.0">sum q_i = 27 </annotation>
  </semantics>
</math>
</file>